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ansinterligne" style:master-page-name="MP0" style:family="paragraph">
      <style:paragraph-properties fo:break-before="page"/>
    </style:style>
  </office:automatic-styles>
  <office:body>
    <office:text text:use-soft-page-breaks="true">
      <text:p text:style-name="P1">Texte 1 :</text:p>
      <text:p text:style-name="Sansinterligne"/>
      <text:p text:style-name="Sansinterligne">Ce document est un article<text:s/>qui s’intitule « Robots on the way to take over<text:s/>your<text:s/>world »<text:s/>du journal « The Times » qui est paru le 6 novembre 2015.</text:p>
      <text:p text:style-name="Sansinterligne">Cet article nous parle de l’évolution de la technologie dans<text:s/>le domaine de la robotique<text:s/>et ses conséquences dans le monde du travail.<text:s/>On nous dit<text:s/>que d’ici les 20 prochaines années, les robots qui sont dits peu chers, efficaces et intelligents remplaceront plus d’1 ouvrier anglais sur 3 ce qui entrainera une forte hausse de pertes d’emplois. <text:s/>Alors que ces nouvelles innovations profitent<text:s/>davantage<text:s/>à ceux travaillant dans des bureaux.<text:s text:c="2"/>Nous sommes à un point où les robots sont hautement développés (collecter, analyser de nombreuses données, s’adapter et évoluer en fonction de leurs précédentes interactions et leur environnement). Les entreprises commencent à remplacer leurs ouvriers à partir du moment où le robot est 15% plus bénéfique. Aux Etats-Unis, le coût d’un robot est égal à 5£ par heure et 16£ pour un ouvrier. Les robots<text:s/>remplacent<text:s/>peu à peu<text:s/>l’Homme<text:s/>dans notre monde.</text:p>
      <text:p text:style-name="Sansinterligne"/>
      <text:p text:style-name="Sansinterligne">Compte rendu possible :</text:p>
      <text:p text:style-name="Sansinterligne"> “Robots on the way to take over your world” est un article du journal<text:s/>« The Times » qui est paru le 6 novembre 2015. Il parle de l’évolution de l’IA et de ses conséquences sur le monde professionnel. Les experts prévoient que des robots performants et émotionnellement intelligent remplaceront peut-être les employés d’ici 20 ans. Cela concernera plus d’1 tier des employés britanniques, la moitié des employés américains, et surtout les ouvriers. Ces robots remplaceront la main d’œuvre bon marché.<text:s/></text:p>
      <text:p text:style-name="Sansinterligne">Les robots sont ainsi capables de collecter de grandes quantités de données, de les analyser, de prendre des décisions optimales ainsi que d’apprendre d’interactions passées. A l’avenir, ils seront doués de sensibilités, capable de comprendre les émotions humaines, de s’adapter à leur environnement et d’être de plus en plus autonome. Le rapport suggère qu’en remplaçant les hommes par des machines, les entreprises économiseront jusqu’à 15 pourcents. Aux Etats-Unis, employer un robot coûte 5£ de l’heure alors que cela s’élève à 16£ pour un humain. Le journaliste nous cite le cas d’une start-up à San Francisco qui a créé un fast-food entièrement automatisé.</text:p>
      <text:p text:style-name="Sansinterligne"/>
      <text:p text:style-name="Sansinterligne"/>
      <text:p text:style-name="Sansinterligne">Texte 2 :</text:p>
      <text:p text:style-name="Sansinterligne"/>
      <text:p text:style-name="Sansinterligne">Ce document est un article<text:s/>qui s’intitule « Robots could help solve social care crisis, say academics », il a été écrit par Hannah Richardson et est paru le 30 Janvier 2017.</text:p>
      <text:p text:style-name="Sansinterligne">Dans cet article, on parle du développement de robots humanoïdes qui seront dotés d’une conscience, de bonnes manières afin d’aider à régler la crise concernant les personnes âgées.</text:p>
      <text:p text:style-name="Sansinterligne">Une équipe internationale travaille sur un projet de 2M de £ pour développer des robots afin d’aider les personnes âgées chez eux, dans les maisons de retraite et dans les hôpitaux.<text:s/></text:p>
      <text:p text:style-name="Sansinterligne">Ces robots auront pour but d’alléger les pressions créées<text:s/>par le grand nombre de vieilles personnes<text:s/>et qui leur rendront une certaine autonomie lorsqu’ils souhaitent vivre chez eux. Ils auront la capacité de</text:p>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is Houdier</meta:initial-creator>
    <dc:creator>Yanis Houdier</dc:creator>
    <meta:creation-date>2020-09-22T08:20:00Z</meta:creation-date>
    <dc:date>2020-09-22T09:55:00Z</dc:date>
    <meta:template xlink:href="Normal.dotm" xlink:type="simple"/>
    <meta:editing-cycles>2</meta:editing-cycles>
    <meta:editing-duration>PT5700S</meta:editing-duration>
    <meta:document-statistic meta:page-count="1" meta:paragraph-count="5" meta:word-count="460" meta:character-count="2990" meta:row-count="21" meta:non-whitespace-character-count="2535"/>
  </office:meta>
</office:document-meta>
</file>